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5:56:22.510318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0T16:14:28.872117937</meta:creation-date>
    <meta:generator>Collabora_OfficeDev/6.4.10.1$Linux_X86_64 LibreOffice_project/4758a6b9d3ae5df7627a414e5c52d2177375699c</meta:generator>
    <dc:date>2020-07-17T15:38:34.708203394</dc:date>
    <meta:editing-duration>PT37S</meta:editing-duration>
    <meta:editing-cycles>3</meta:editing-cycles>
    <meta:document-statistic meta:table-count="1" meta:cell-count="10" meta:object-count="0"/>
  </office:meta>
</office:document-meta>
</file>